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31cm"/>
    </style:style>
    <style:style style:name="co3" style:family="table-column">
      <style:table-column-properties fo:break-before="auto" style:column-width="2.5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001cm" svg:height="9.005cm" svg:x="0.771cm" svg:y="5.206cm">
            <draw:object draw:notify-on-update-of-ranges="Sheet1.A2:Sheet1.A11 Sheet1.E2:Sheet1.E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.001cm" svg:height="9.005cm" svg:x="0.743cm" svg:y="14.263cm">
            <draw:object draw:notify-on-update-of-ranges="Sheet1.A2:Sheet1.A11 Sheet1.F2:Sheet1.F1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0.605cm" svg:y="24.881cm">
            <draw:object draw:notify-on-update-of-ranges="Sheet1.A2:Sheet1.A11 Sheet1.G2:Sheet1.G1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10^6</text:p>
          </table:table-cell>
          <table:table-cell office:value-type="string" calcext:value-type="string">
            <text:p>10^8</text:p>
          </table:table-cell>
          <table:table-cell office:value-type="string" calcext:value-type="string">
            <text:p>10^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39436" calcext:value-type="float">
            <text:p>1.039436</text:p>
          </table:table-cell>
          <table:table-cell office:value-type="float" office:value="124.63" calcext:value-type="float">
            <text:p>124.63</text:p>
          </table:table-cell>
          <table:table-cell office:value-type="float" office:value="1201.41" calcext:value-type="float">
            <text:p>1201.41</text:p>
          </table:table-cell>
          <table:table-cell table:formula="of:=[.$B$2]/[.B2]" office:value-type="float" office:value="1" calcext:value-type="float">
            <text:p>1</text:p>
          </table:table-cell>
          <table:table-cell table:formula="of:=[.$C$2]/[.C2]" office:value-type="float" office:value="1" calcext:value-type="float">
            <text:p>1</text:p>
          </table:table-cell>
          <table:table-cell table:formula="of:=[.$D$2]/[.D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78608" calcext:value-type="float">
            <text:p>0.578608</text:p>
          </table:table-cell>
          <table:table-cell office:value-type="float" office:value="62.8" calcext:value-type="float">
            <text:p>62.8</text:p>
          </table:table-cell>
          <table:table-cell office:value-type="float" office:value="602.48" calcext:value-type="float">
            <text:p>602.48</text:p>
          </table:table-cell>
          <table:table-cell table:formula="of:=[.$B$2]/[.B3]" office:value-type="float" office:value="1.7964424964743" calcext:value-type="float">
            <text:p>1.7964424965</text:p>
          </table:table-cell>
          <table:table-cell table:formula="of:=[.$C$2]/[.C3]" office:value-type="float" office:value="1.98455414012739" calcext:value-type="float">
            <text:p>1.9845541401</text:p>
          </table:table-cell>
          <table:table-cell table:formula="of:=[.$D$2]/[.D3]" office:value-type="float" office:value="1.99410768822202" calcext:value-type="float">
            <text:p>1.99410768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99476" calcext:value-type="float">
            <text:p>0.599476</text:p>
          </table:table-cell>
          <table:table-cell office:value-type="float" office:value="32.49" calcext:value-type="float">
            <text:p>32.49</text:p>
          </table:table-cell>
          <table:table-cell office:value-type="float" office:value="305.79" calcext:value-type="float">
            <text:p>305.79</text:p>
          </table:table-cell>
          <table:table-cell table:formula="of:=[.$B$2]/[.B4]" office:value-type="float" office:value="1.73390761264838" calcext:value-type="float">
            <text:p>1.7339076126</text:p>
          </table:table-cell>
          <table:table-cell table:formula="of:=[.$C$2]/[.C4]" office:value-type="float" office:value="3.83594952293013" calcext:value-type="float">
            <text:p>3.8359495229</text:p>
          </table:table-cell>
          <table:table-cell table:formula="of:=[.$D$2]/[.D4]" office:value-type="float" office:value="3.92887275581281" calcext:value-type="float">
            <text:p>3.92887275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02393" calcext:value-type="float">
            <text:p>0.302393</text:p>
          </table:table-cell>
          <table:table-cell office:value-type="float" office:value="17.05" calcext:value-type="float">
            <text:p>17.05</text:p>
          </table:table-cell>
          <table:table-cell office:value-type="float" office:value="153.65" calcext:value-type="float">
            <text:p>153.65</text:p>
          </table:table-cell>
          <table:table-cell table:formula="of:=[.$B$2]/[.B5]" office:value-type="float" office:value="3.43736792849041" calcext:value-type="float">
            <text:p>3.4373679285</text:p>
          </table:table-cell>
          <table:table-cell table:formula="of:=[.$C$2]/[.C5]" office:value-type="float" office:value="7.30967741935484" calcext:value-type="float">
            <text:p>7.3096774194</text:p>
          </table:table-cell>
          <table:table-cell table:formula="of:=[.$D$2]/[.D5]" office:value-type="float" office:value="7.81913439635535" calcext:value-type="float">
            <text:p>7.81913439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09869" calcext:value-type="float">
            <text:p>0.209869</text:p>
          </table:table-cell>
          <table:table-cell office:value-type="float" office:value="10.96" calcext:value-type="float">
            <text:p>10.96</text:p>
          </table:table-cell>
          <table:table-cell office:value-type="float" office:value="103.87" calcext:value-type="float">
            <text:p>103.87</text:p>
          </table:table-cell>
          <table:table-cell table:formula="of:=[.$B$2]/[.B6]" office:value-type="float" office:value="4.9527848324431" calcext:value-type="float">
            <text:p>4.9527848324</text:p>
          </table:table-cell>
          <table:table-cell table:formula="of:=[.$C$2]/[.C6]" office:value-type="float" office:value="11.3713503649635" calcext:value-type="float">
            <text:p>11.371350365</text:p>
          </table:table-cell>
          <table:table-cell table:formula="of:=[.$D$2]/[.D6]" office:value-type="float" office:value="11.5664773274285" calcext:value-type="float">
            <text:p>11.56647732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59344" calcext:value-type="float">
            <text:p>0.159344</text:p>
          </table:table-cell>
          <table:table-cell office:value-type="float" office:value="9.61" calcext:value-type="float">
            <text:p>9.61</text:p>
          </table:table-cell>
          <table:table-cell office:value-type="float" office:value="100.82" calcext:value-type="float">
            <text:p>100.82</text:p>
          </table:table-cell>
          <table:table-cell table:formula="of:=[.$B$2]/[.B7]" office:value-type="float" office:value="6.52322020283161" calcext:value-type="float">
            <text:p>6.5232202028</text:p>
          </table:table-cell>
          <table:table-cell table:formula="of:=[.$C$2]/[.C7]" office:value-type="float" office:value="12.9687825182102" calcext:value-type="float">
            <text:p>12.9687825182</text:p>
          </table:table-cell>
          <table:table-cell table:formula="of:=[.$D$2]/[.D7]" office:value-type="float" office:value="11.9163856377703" calcext:value-type="float">
            <text:p>11.91638563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34817" calcext:value-type="float">
            <text:p>0.134817</text:p>
          </table:table-cell>
          <table:table-cell office:value-type="float" office:value="8.06" calcext:value-type="float">
            <text:p>8.06</text:p>
          </table:table-cell>
          <table:table-cell office:value-type="float" office:value="75.42" calcext:value-type="float">
            <text:p>75.42</text:p>
          </table:table-cell>
          <table:table-cell table:formula="of:=[.$B$2]/[.B8]" office:value-type="float" office:value="7.70997722839108" calcext:value-type="float">
            <text:p>7.7099772284</text:p>
          </table:table-cell>
          <table:table-cell table:formula="of:=[.$C$2]/[.C8]" office:value-type="float" office:value="15.4627791563275" calcext:value-type="float">
            <text:p>15.4627791563</text:p>
          </table:table-cell>
          <table:table-cell table:formula="of:=[.$D$2]/[.D8]" office:value-type="float" office:value="15.9295942720764" calcext:value-type="float">
            <text:p>15.92959427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0812" calcext:value-type="float">
            <text:p>0.10812</text:p>
          </table:table-cell>
          <table:table-cell office:value-type="float" office:value="6.62" calcext:value-type="float">
            <text:p>6.62</text:p>
          </table:table-cell>
          <table:table-cell office:value-type="float" office:value="64.04" calcext:value-type="float">
            <text:p>64.04</text:p>
          </table:table-cell>
          <table:table-cell table:formula="of:=[.$B$2]/[.B9]" office:value-type="float" office:value="9.61372549019608" calcext:value-type="float">
            <text:p>9.6137254902</text:p>
          </table:table-cell>
          <table:table-cell table:formula="of:=[.$C$2]/[.C9]" office:value-type="float" office:value="18.8262839879154" calcext:value-type="float">
            <text:p>18.8262839879</text:p>
          </table:table-cell>
          <table:table-cell table:formula="of:=[.$D$2]/[.D9]" office:value-type="float" office:value="18.7603060587133" calcext:value-type="float">
            <text:p>18.760306058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94586" calcext:value-type="float">
            <text:p>0.094586</text:p>
          </table:table-cell>
          <table:table-cell office:value-type="float" office:value="5.79" calcext:value-type="float">
            <text:p>5.79</text:p>
          </table:table-cell>
          <table:table-cell office:value-type="float" office:value="58.52" calcext:value-type="float">
            <text:p>58.52</text:p>
          </table:table-cell>
          <table:table-cell table:formula="of:=[.$B$2]/[.B10]" office:value-type="float" office:value="10.98932188696" calcext:value-type="float">
            <text:p>10.989321887</text:p>
          </table:table-cell>
          <table:table-cell table:formula="of:=[.$C$2]/[.C10]" office:value-type="float" office:value="21.5250431778929" calcext:value-type="float">
            <text:p>21.5250431779</text:p>
          </table:table-cell>
          <table:table-cell table:formula="of:=[.$D$2]/[.D10]" office:value-type="float" office:value="20.5299043062201" calcext:value-type="float">
            <text:p>20.52990430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81469" calcext:value-type="float">
            <text:p>0.081469</text:p>
          </table:table-cell>
          <table:table-cell office:value-type="float" office:value="5.19" calcext:value-type="float">
            <text:p>5.19</text:p>
          </table:table-cell>
          <table:table-cell office:value-type="float" office:value="51.19" calcext:value-type="float">
            <text:p>51.19</text:p>
          </table:table-cell>
          <table:table-cell table:formula="of:=[.$B$2]/[.B11]" office:value-type="float" office:value="12.7586689415606" calcext:value-type="float">
            <text:p>12.7586689416</text:p>
          </table:table-cell>
          <table:table-cell table:formula="of:=[.$C$2]/[.C11]" office:value-type="float" office:value="24.0134874759152" calcext:value-type="float">
            <text:p>24.0134874759</text:p>
          </table:table-cell>
          <table:table-cell table:formula="of:=[.$D$2]/[.D11]" office:value-type="float" office:value="23.469622973237" calcext:value-type="float">
            <text:p>23.46962297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CA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CA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3T01:43:41.103303050</meta:creation-date>
    <dc:date>2015-02-23T03:03:38.466476241</dc:date>
    <meta:editing-duration>PT30M13S</meta:editing-duration>
    <meta:editing-cycles>4</meta:editing-cycles>
    <meta:generator>LibreOffice/4.3.5.2.0$Linux_X86_64 LibreOffice_project/430m0$Build-2</meta:generator>
    <meta:document-statistic meta:table-count="1" meta:cell-count="7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line" chart:style-name="ch1">
        <chart:title svg:x="5.378cm" svg:y="0.316cm" chart:style-name="ch2">
          <text:p>Speedup a=2 b=10^6</text:p>
        </chart:title>
        <chart:plot-area chart:style-name="ch3" table:cell-range-address="Sheet1.A2:Sheet1.A11 Sheet1.E2:Sheet1.E11" chart:data-source-has-labels="column" svg:x="1.331cm" svg:y="1.301cm" svg:width="14.351cm" svg:height="6.544cm">
          <chartooo:coordinate-region svg:x="2.005cm" svg:y="1.501cm" svg:width="13.464cm" svg:height="5.697cm"/>
          <chart:axis chart:dimension="x" chart:name="primary-x" chart:style-name="ch4" chartooo:axis-type="auto">
            <chartooo:date-scale/>
            <chart:title svg:x="6.742cm" svg:y="8.025cm" chart:style-name="ch5">
              <text:p>Number of Processors</text:p>
            </chart:title>
            <chart:categories table:cell-range-address="Sheet1.A2:Sheet1.A11"/>
            <chart:grid chart:style-name="ch6" chart:class="major"/>
          </chart:axis>
          <chart:axis chart:dimension="y" chart:name="primary-y" chart:style-name="ch4">
            <chart:title svg:x="0.451cm" svg:y="5.345cm" chart:style-name="ch7">
              <text:p>Speedup</text:p>
            </chart:title>
            <chart:grid chart:style-name="ch6" chart:class="major"/>
          </chart:axis>
          <chart:series chart:style-name="ch8" chart:values-cell-range-address="Sheet1.E2:Sheet1.E1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11</svg:desc>
                </draw:g>
              </table:table-cell>
              <table:table-cell office:value-type="float" office:value="1">
                <text:p>1</text:p>
                <draw:g>
                  <svg:desc>Sheet1.E2:Sheet1.E1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7964424964743">
                <text:p>1.796442496474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73390761264838">
                <text:p>1.7339076126483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.43736792849041">
                <text:p>3.4373679284904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.9527848324431">
                <text:p>4.952784832443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.52322020283161">
                <text:p>6.5232202028316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.70997722839108">
                <text:p>7.7099772283910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9.61372549019608">
                <text:p>9.61372549019608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0.98932188696">
                <text:p>10.9893218869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.7586689415606">
                <text:p>12.75866894156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.0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line" chart:style-name="ch1">
        <chart:title svg:x="5.378cm" svg:y="0.316cm" chart:style-name="ch2">
          <text:p>Speedup a=2 b=10^8</text:p>
        </chart:title>
        <chart:plot-area chart:style-name="ch3" table:cell-range-address="Sheet1.A2:Sheet1.A11 Sheet1.F2:Sheet1.F11" chart:data-source-has-labels="column" svg:x="1.331cm" svg:y="1.301cm" svg:width="14.351cm" svg:height="6.544cm">
          <chartooo:coordinate-region svg:x="2.005cm" svg:y="1.5cm" svg:width="13.464cm" svg:height="5.698cm"/>
          <chart:axis chart:dimension="x" chart:name="primary-x" chart:style-name="ch4" chartooo:axis-type="auto">
            <chartooo:date-scale/>
            <chart:title svg:x="6.742cm" svg:y="8.025cm" chart:style-name="ch5">
              <text:p>Number of Processors</text:p>
            </chart:title>
            <chart:categories table:cell-range-address="Sheet1.A2:Sheet1.A11"/>
            <chart:grid chart:style-name="ch6" chart:class="major"/>
          </chart:axis>
          <chart:axis chart:dimension="y" chart:name="primary-y" chart:style-name="ch4">
            <chart:title svg:x="0.451cm" svg:y="5.345cm" chart:style-name="ch7">
              <text:p>Speedup</text:p>
            </chart:title>
            <chart:grid chart:style-name="ch6" chart:class="major"/>
          </chart:axis>
          <chart:series chart:style-name="ch8" chart:values-cell-range-address="Sheet1.F2:Sheet1.F1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11</svg:desc>
                </draw:g>
              </table:table-cell>
              <table:table-cell office:value-type="float" office:value="1">
                <text:p>1</text:p>
                <draw:g>
                  <svg:desc>Sheet1.F2:Sheet1.F1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98455414012739">
                <text:p>1.9845541401273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83594952293013">
                <text:p>3.8359495229301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.30967741935484">
                <text:p>7.3096774193548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1.3713503649635">
                <text:p>11.371350364963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2.9687825182102">
                <text:p>12.968782518210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5.4627791563275">
                <text:p>15.462779156327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8.8262839879154">
                <text:p>18.826283987915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1.5250431778929">
                <text:p>21.525043177892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4.0134874759152">
                <text:p>24.01348747591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.0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77cm" svg:y="0.316cm" chart:style-name="ch2">
          <text:p>Speedup a=2 b=10^9</text:p>
        </chart:title>
        <chart:plot-area chart:style-name="ch3" table:cell-range-address="Sheet1.A2:Sheet1.A11 Sheet1.G2:Sheet1.G11" chart:data-source-has-labels="column" svg:x="1.331cm" svg:y="1.301cm" svg:width="14.349cm" svg:height="6.538cm">
          <chartooo:coordinate-region svg:x="2.005cm" svg:y="1.5cm" svg:width="13.462cm" svg:height="5.692cm"/>
          <chart:axis chart:dimension="x" chart:name="primary-x" chart:style-name="ch4" chartooo:axis-type="auto">
            <chartooo:date-scale/>
            <chart:title svg:x="6.741cm" svg:y="8.019cm" chart:style-name="ch5">
              <text:p>Number of Processors</text:p>
            </chart:title>
            <chart:categories table:cell-range-address="Sheet1.A2:Sheet1.A11"/>
            <chart:grid chart:style-name="ch6" chart:class="major"/>
          </chart:axis>
          <chart:axis chart:dimension="y" chart:name="primary-y" chart:style-name="ch4">
            <chart:title svg:x="0.451cm" svg:y="5.342cm" chart:style-name="ch7">
              <text:p>Speedup</text:p>
            </chart:title>
            <chart:grid chart:style-name="ch6" chart:class="major"/>
          </chart:axis>
          <chart:series chart:style-name="ch8" chart:values-cell-range-address="Sheet1.G2:Sheet1.G1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11</svg:desc>
                </draw:g>
              </table:table-cell>
              <table:table-cell office:value-type="float" office:value="1">
                <text:p>1</text:p>
                <draw:g>
                  <svg:desc>Sheet1.G2:Sheet1.G1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99410768822202">
                <text:p>1.9941076882220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92887275581281">
                <text:p>3.9288727558128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.81913439635535">
                <text:p>7.8191343963553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1.5664773274285">
                <text:p>11.566477327428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.9163856377703">
                <text:p>11.91638563777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5.9295942720764">
                <text:p>15.929594272076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8.7603060587133">
                <text:p>18.760306058713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0.5299043062201">
                <text:p>20.529904306220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3.469622973237">
                <text:p>23.4696229732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.0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